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utionTest.execImmediate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xecutionTest.exec( String main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ecutionTest.execConnection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ionTest.exec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